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1" svg:stroke-width="0.1cm" svg:stroke-color="#99cc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" style:family="graphic" style:parent-style-name="standard" style:list-style-name="L1">
      <style:graphic-properties draw:stroke="solid" draw:stroke-dash="Dash_20_1" svg:stroke-width="0.1cm" svg:stroke-color="#99cc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" style:family="graphic" style:parent-style-name="standard" style:list-style-name="L1">
      <style:graphic-properties draw:stroke="solid" draw:stroke-dash="Dash_20_1" svg:stroke-width="0.1cm" svg:stroke-color="#99cc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4" style:family="graphic" style:parent-style-name="standard" style:list-style-name="L1">
      <style:graphic-properties draw:stroke="solid" draw:stroke-dash="Dash_20_1" svg:stroke-width="0.1cm" svg:stroke-color="#99cc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5" style:family="graphic" style:parent-style-name="standard" style:list-style-name="L1">
      <style:graphic-properties draw:stroke="solid" draw:stroke-dash="Dash_20_1" svg:stroke-width="0.1cm" svg:stroke-color="#99ccff" draw:marker-start="" draw:marker-start-width="0.45cm" draw:marker-start-center="false" draw:marker-end="" draw:marker-end-width="0.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6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136cm"/>
    </style:style>
    <style:style style:name="gr9" style:family="graphic" style:parent-style-name="standard">
      <style:graphic-properties draw:stroke="none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1.009cm"/>
    </style:style>
    <style:style style:name="gr11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  <style:text-properties fo:font-size="20pt" style:font-size-asian="24pt" style:font-size-complex="24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20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99ccff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  <style:text-properties fo:color="#99ccff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2" style:family="text">
      <style:text-properties fo:color="#99ccff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style:text-position="sub 58%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g>
            <draw:connector draw:style-name="gr1" draw:text-style-name="P1" xml:id="id1" draw:id="id1" draw:layer="layout" draw:type="curve" svg:x1="0.141cm" svg:y1="0.615cm" svg:x2="4.561cm" svg:y2="2.419cm" svg:d="m141 615c3315 0 1105 1804 4420 1804">
              <text:p/>
            </draw:connector>
            <draw:connector draw:style-name="gr2" draw:text-style-name="P1" xml:id="id2" draw:id="id2" draw:layer="layout" draw:type="curve" svg:x1="4.561cm" svg:y1="2.419cm" svg:x2="8.289cm" svg:y2="1.758cm" draw:start-shape="id1" draw:start-glue-point="3" svg:d="m4561 2419c3208 0 1345-661 3728-661">
              <text:p/>
            </draw:connector>
            <draw:connector draw:style-name="gr3" draw:text-style-name="P1" xml:id="id3" draw:id="id3" draw:layer="layout" draw:type="curve" svg:x1="8.289cm" svg:y1="1.758cm" svg:x2="12.168cm" svg:y2="0.886cm" draw:start-shape="id2" draw:start-glue-point="3" svg:d="m8289 1758c3322 0 1383-872 3879-872">
              <text:p/>
            </draw:connector>
            <draw:connector draw:style-name="gr4" draw:text-style-name="P1" xml:id="id4" draw:id="id4" draw:layer="layout" draw:type="curve" svg:x1="12.168cm" svg:y1="0.886cm" svg:x2="18.422cm" svg:y2="3.802cm" draw:start-shape="id3" draw:start-glue-point="3" svg:d="m12168 886c5103 0 1976 2916 6254 2916">
              <text:p/>
            </draw:connector>
            <draw:connector draw:style-name="gr5" draw:text-style-name="P1" draw:layer="layout" draw:type="curve" svg:x1="18.422cm" svg:y1="3.802cm" svg:x2="20.376cm" svg:y2="1.216cm" draw:start-shape="id4" draw:start-glue-point="3" svg:d="m18422 3802c1878 0 901-2586 1954-2586">
              <text:p/>
            </draw:connector>
          </draw:g>
          <draw:rect draw:style-name="gr6" draw:text-style-name="P3" draw:layer="layout" svg:width="3.668cm" svg:height="1.834cm" svg:x="5.013cm" svg:y="4.629cm">
            <text:p text:style-name="P2"><text:span text:style-name="T1">Storage</text:span></text:p>
            <text:p text:style-name="P2"><text:span text:style-name="T1">area i</text:span></text:p>
          </draw:rect>
          <draw:rect draw:style-name="gr6" draw:text-style-name="P3" draw:layer="layout" svg:width="3.668cm" svg:height="1.744cm" svg:x="11.657cm" svg:y="4.674cm">
            <text:p text:style-name="P2"><text:span text:style-name="T1">Storage</text:span></text:p>
            <text:p text:style-name="P2"><text:span text:style-name="T1">area j</text:span></text:p>
          </draw:rect>
          <draw:line draw:style-name="gr7" draw:text-style-name="P4" draw:layer="layout" svg:x1="5.524cm" svg:y1="2.419cm" svg:x2="5.524cm" svg:y2="4.674cm">
            <text:p/>
          </draw:line>
          <draw:line draw:style-name="gr7" draw:text-style-name="P4" draw:layer="layout" svg:x1="8.651cm" svg:y1="5.546cm" svg:x2="11.687cm" svg:y2="5.546cm">
            <text:p/>
          </draw:line>
          <draw:frame draw:style-name="gr8" draw:text-style-name="P5" draw:layer="layout" svg:width="3.2cm" svg:height="1.386cm" svg:x="16.267cm" svg:y="2.153cm">
            <draw:text-box>
              <text:p><text:span text:style-name="T2">River</text:span></text:p>
            </draw:text-box>
          </draw:frame>
          <draw:custom-shape draw:style-name="gr9" draw:text-style-name="P4" draw:layer="layout" svg:width="2.587cm" svg:height="2.155cm" draw:transform="skewX (-0.0301941960595019) rotate (0.427431133813411) translate (2.392cm 4.894cm)">
            <text:p/>
            <draw:enhanced-geometry svg:viewBox="0 0 21600 21600" draw:mirror-horizontal="false" draw:mirror-vertical="false" draw:text-areas="0 0 21600 21600" draw:type="circular-arrow" draw:modifiers="-96.0261992153445 -14.5614098032462 7571.1709244315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8" draw:text-style-name="P6" draw:layer="layout" svg:width="4.019cm" svg:height="2.165cm" svg:x="0.182cm" svg:y="3.446cm">
            <draw:text-box>
              <text:p text:style-name="P4"><text:span text:style-name="T2">Rainfall input</text:span></text:p>
            </draw:text-box>
          </draw:frame>
          <draw:line draw:style-name="gr7" draw:text-style-name="P4" draw:layer="layout" svg:x1="5.133cm" svg:y1="2.66cm" svg:x2="5.854cm" svg:y2="2.179cm">
            <text:p/>
          </draw:line>
          <draw:frame draw:style-name="gr10" draw:text-style-name="P7" draw:layer="layout" svg:width="3.906cm" svg:height="2.165cm" draw:transform="rotate (0.626398668540765) translate (2.768cm 1.851cm)">
            <draw:text-box>
              <text:p text:style-name="P4"><text:span text:style-name="T3">Cross-section k</text:span></text:p>
            </draw:text-box>
          </draw:frame>
          <draw:frame draw:style-name="gr11" draw:text-style-name="P8" draw:layer="layout" svg:width="1.922cm" svg:height="1.7cm" svg:x="5.671cm" svg:y="2.705cm">
            <draw:text-box>
              <text:p><text:span text:style-name="T3">Q</text:span><text:span text:style-name="T4">ik</text:span></text:p>
            </draw:text-box>
          </draw:frame>
          <draw:frame draw:style-name="gr11" draw:text-style-name="P8" draw:layer="layout" svg:width="1.922cm" svg:height="1.7cm" svg:x="9.459cm" svg:y="5.501cm">
            <draw:text-box>
              <text:p><text:span text:style-name="T3">Q</text:span><text:span text:style-name="T4">ij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8T14:27:44.25</meta:creation-date>
    <dc:date>2012-10-16T13:43:58.85</dc:date>
    <meta:editing-duration>PT16M19S</meta:editing-duration>
    <meta:editing-cycles>3</meta:editing-cycles>
    <meta:generator>LibreOffice/3.4$Win32 LibreOffice_project/340m1$Build-402</meta:generator>
    <meta:document-statistic meta:object-count="18"/>
  </office:meta>
</office:document-meta>
</file>